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12000002EEB20F8247BCC99604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in" fo:margin-bottom="0in" loext:contextual-spacing="false" fo:text-align="justify" style:justify-single-word="false"/>
      <style:text-properties fo:color="#808080" style:font-name="Baskerville Old Face" fo:font-size="12pt" style:font-size-asian="12pt"/>
    </style:style>
    <style:style style:name="P2" style:family="paragraph" style:parent-style-name="Normal">
      <style:paragraph-properties fo:margin-top="0in" fo:margin-bottom="0in" loext:contextual-spacing="false" fo:line-height="100%" fo:text-align="justify" style:justify-single-word="false"/>
      <style:text-properties fo:color="#808080" style:font-name="Baskerville Old Face" fo:font-size="12pt" style:font-size-asian="12pt"/>
    </style:style>
    <style:style style:name="P3" style:family="paragraph" style:parent-style-name="Normal">
      <style:paragraph-properties fo:margin-top="0in" fo:margin-bottom="0in" loext:contextual-spacing="false" fo:text-align="justify" style:justify-single-word="false"/>
      <style:text-properties fo:color="#808080" style:font-name="Baskerville Old Face" fo:font-size="12pt"/>
    </style:style>
    <style:style style:name="P4" style:family="paragraph" style:parent-style-name="Normal">
      <style:paragraph-properties fo:margin-top="0in" fo:margin-bottom="0in" loext:contextual-spacing="false" fo:text-align="justify" style:justify-single-word="false"/>
    </style:style>
    <style:style style:name="P5" style:family="paragraph" style:parent-style-name="Normal">
      <style:paragraph-properties fo:margin-top="0in" fo:margin-bottom="0in" loext:contextual-spacing="false" fo:text-align="justify" style:justify-single-word="false"/>
      <style:text-properties officeooo:paragraph-rsid="000ed735"/>
    </style:style>
    <style:style style:name="P6" style:family="paragraph" style:parent-style-name="Normal">
      <style:text-properties fo:color="#808080" style:font-name="Baskerville Old Face" fo:font-size="12pt" style:font-size-asian="12pt" style:language-asian="es" style:country-asian="ES"/>
    </style:style>
    <style:style style:name="P7" style:family="paragraph" style:parent-style-name="Normal" style:master-page-name="MP0">
      <style:paragraph-properties style:page-number="auto" fo:break-before="page"/>
      <style:text-properties officeooo:paragraph-rsid="001026d6"/>
    </style:style>
    <style:style style:name="T1" style:family="text">
      <style:text-properties style:language-asian="es" style:country-asian="ES"/>
    </style:style>
    <style:style style:name="T2" style:family="text">
      <style:text-properties fo:color="#808080"/>
    </style:style>
    <style:style style:name="T3" style:family="text">
      <style:text-properties fo:color="#808080" style:font-name="Baskerville Old Face" fo:font-size="12pt" style:font-size-asian="12pt"/>
    </style:style>
    <style:style style:name="T4" style:family="text">
      <style:text-properties fo:color="#808080" style:font-name="Baskerville Old Face" fo:font-size="12pt" style:font-size-asian="12pt" style:language-asian="es" style:country-asian="ES"/>
    </style:style>
    <style:style style:name="T5" style:family="text">
      <style:text-properties style:font-size-asian="12pt"/>
    </style:style>
    <style:style style:name="T6" style:family="text">
      <style:text-properties officeooo:rsid="000a5352" style:font-size-asian="12pt"/>
    </style:style>
    <style:style style:name="T7" style:family="text">
      <style:text-properties officeooo:rsid="000b902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4">1.</text:span>Feliz Navidad Querido Alumno de ASIR<text:span text:style-name="T4"> </text:span></text:p>
      <text:p text:style-name="P6"/>
      <text:p text:style-name="P1">2. ¡Soy Melchor! ¿Como estas? Como siempre estamos muy atareados durante esta epoca.</text:p>
      <text:p text:style-name="P2">3. </text:p>
      <text:p text:style-name="P2">4. </text:p>
      <text:p text:style-name="P2"/>
      <text:p text:style-name="P1">5. Esta mañana he ido al centro de recepción de cartas para ver cómo los pajes lo preparan. </text:p>
      <text:p text:style-name="P1">6. <text:span text:style-name="T7">todo. ¡ Estan haciendo un trabajo fantástico! Los camellos tambien se están.</text:span></text:p>
      <text:p text:style-name="P1">7. Preparando, ahora descansan para coger fuerzas para el largo viaje.</text:p>
      <text:p text:style-name="P1"/>
      <text:p text:style-name="P5"><text:span text:style-name="T3">8. </text:span><text:bookmark text:name="yui_3_17_2_1_1511163780772_117"/><text:span text:style-name="T2">Ya hace casi un año que estuvimos por Brenes la última vez. ¡Qué rápido pasa el tiempo!</text:span><text:span text:style-name="T3"> </text:span></text:p>
      <text:p text:style-name="P1">9. No nos podemos creer que estés a punto de saber las notas del primer trimestre.</text:p>
      <text:p text:style-name="P1">10. ¡Nosotros cateamos tantas veces ese ciclo que finalmente decidimos desdicarnos a el</text:p>
      <text:p text:style-name="P1">11. mundo de los regalos!</text:p>
      <text:p text:style-name="P1"/>
      <text:p text:style-name="P1">12. Este año, los tres reyes <text:s/>estamos muy orgullosos de ti por haberlo hecho tambien en </text:p>
      <text:p text:style-name="P1">13. </text:p>
      <text:p text:style-name="P3"><text:span text:style-name="T5">14. </text:span><text:span text:style-name="T6">Hemos decidido hacer una nueva ruta y la primera parada sera tu casa</text:span></text:p>
      <text:p text:style-name="P1"/>
      <text:p text:style-name="P1"><text:soft-page-break/>15. Ya sabes que en la noche de Reyes será muy larga para nosotros, y estaríamos muy </text:p>
      <text:p text:style-name="P1">16. </text:p>
      <text:p text:style-name="P1">17.</text:p>
      <text:p text:style-name="P1"/>
      <text:p text:style-name="P1">18. Bueno, debo volver a la fábrica y asegurarme de que tu iPhone X está listo y </text:p>
      <text:p text:style-name="P1">19. Empaquetado. Por cierto <text:s/>ya sabes que nuestra magia solo funciona mientras duermes.</text:p>
      <text:p text:style-name="P1">20. ¿verdad?</text:p>
      <text:p text:style-name="P1"/>
      <text:p text:style-name="P4"><text:span text:style-name="Fuente_20_de_20_párrafo_20_predeter."><text:span text:style-name="T3">21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margin-top="0in" fo:margin-bottom="0in" loext:contextual-spacing="false" fo:line-height="100%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T1" style:family="text">
      <style:text-properties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footnote-max-height="0in">
        <style:footnote-sep style:width="0.0071in" style:line-style="none" style:adjustment="left" style:rel-width="33%" style:color="#000000"/>
      </style:page-layout-properties>
      <style:header-style>
        <style:header-footer-properties fo:min-height="2.2654in" fo:margin-left="0in" fo:margin-right="0in" fo:margin-bottom="0in" style:dynamic-spacing="true"/>
      </style:header-style>
      <style:footer-style>
        <style:header-footer-properties fo:min-height="2.461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0" text:anchor-type="paragraph" svg:x="-0.8898in" svg:y="-0.2244in" svg:width="7.6563in" style:rel-width="scale" svg:height="10.8339in" style:rel-height="scale" draw:z-index="1"><draw:image xlink:href="Pictures/1000000000000212000002EEB20F8247BCC99604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David</meta:initial-creator>
    <meta:creation-date>2017-11-19T10:05:00Z</meta:creation-date>
    <dc:date>2017-11-20T11:47:18.368211368</dc:date>
    <meta:editing-cycles>26</meta:editing-cycles>
    <meta:editing-duration>PT8H17M51S</meta:editing-duration>
    <meta:document-statistic meta:table-count="0" meta:image-count="1" meta:object-count="0" meta:page-count="2" meta:paragraph-count="21" meta:word-count="198" meta:character-count="1095" meta:non-whitespace-character-count="905"/>
    <meta:template xlink:type="simple" xlink:actuate="onRequest" xlink:title="" xlink:href="Normal.dotm"/>
  </office:meta>
</office:document-meta>
</file>